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6.4063in"/>
    </style:style>
    <style:style style:name="Table1.A1" style:family="table-cell">
      <style:table-cell-properties style:vertical-align="middle" fo:background-color="#eeeeee" fo:padding="0.0521in" fo:border="0.05pt solid #d6d6d6">
        <style:background-image/>
      </style:table-cell-properties>
    </style:style>
    <style:style style:name="Table1.A2" style:family="table-cell">
      <style:table-cell-properties style:vertical-align="middle" fo:padding="0.0521in" fo:border="0.05pt solid #d6d6d6"/>
    </style:style>
    <style:style style:name="Table1.B2" style:family="table-cell">
      <style:table-cell-properties style:vertical-align="middle" fo:padding="0.0521in" fo:border="0.05pt solid #d6d6d6"/>
    </style:style>
    <style:style style:name="Table1.A3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B3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A4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B4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A5" style:family="table-cell">
      <style:table-cell-properties style:vertical-align="middle" fo:padding="0.0521in" fo:border="0.05pt solid #d6d6d6"/>
    </style:style>
    <style:style style:name="Table1.B5" style:family="table-cell">
      <style:table-cell-properties style:vertical-align="middle" fo:padding="0.0521in" fo:border="0.05pt solid #d6d6d6"/>
    </style:style>
    <style:style style:name="Table1.A6" style:family="table-cell">
      <style:table-cell-properties style:vertical-align="middle" fo:padding="0.0521in" fo:border="0.05pt solid #d6d6d6"/>
    </style:style>
    <style:style style:name="Table1.B6" style:family="table-cell">
      <style:table-cell-properties style:vertical-align="middle" fo:padding="0.0521in" fo:border="0.05pt solid #d6d6d6"/>
    </style:style>
    <style:style style:name="Table1.A7" style:family="table-cell">
      <style:table-cell-properties style:vertical-align="middle" fo:padding="0.0521in" fo:border="0.05pt solid #d6d6d6"/>
    </style:style>
    <style:style style:name="Table1.B7" style:family="table-cell">
      <style:table-cell-properties style:vertical-align="middle" fo:padding="0.0521in" fo:border="0.05pt solid #d6d6d6"/>
    </style:style>
    <style:style style:name="P1" style:family="paragraph" style:parent-style-name="Table_20_Contents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tyle="italic"/>
    </style:style>
    <style:style style:name="P4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9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name-asian="Monospace" style:font-size-asian="12pt" style:font-weight-asian="bold" style:font-name-complex="Monospace" style:font-size-complex="12pt" style:font-weight-complex="bold"/>
    </style:style>
    <style:style style:name="P8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bold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Helvetica" fo:font-size="12pt" style:font-size-asian="12pt" style:font-size-complex="12pt"/>
    </style:style>
    <style:style style:name="P10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bold" style:font-name-asian="Monospace" style:font-size-asian="10pt" style:font-weight-asian="bold" style:font-name-complex="Monospace" style:font-size-complex="10pt" style:font-weight-complex="bold"/>
    </style:style>
    <style:style style:name="P1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3f7f5f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5" style:family="paragraph" style:parent-style-name="Table_20_Heading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Table_20_Contents">
      <style:paragraph-properties fo:margin-top="0in" fo:margin-bottom="0in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bold" style:font-name-asian="Monospace" style:font-size-asian="10pt" style:font-weight-asian="bold" style:font-name-complex="Monospace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 style:text-autospace="none"/>
      <style:text-properties fo:font-variant="normal" fo:text-transform="none" fo:color="#000000" style:font-name="Monospace" fo:font-size="10pt" fo:letter-spacing="normal" fo:font-style="normal" fo:font-weight="bold" style:font-name-asian="Monospace" style:font-size-asian="10pt" style:font-weight-asian="bold" style:font-name-complex="Monospace" style:font-size-complex="10pt" style:font-weight-complex="bold"/>
    </style:style>
    <style:style style:name="P21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 style:text-autospace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bold" style:font-name-asian="Monospace" style:font-size-asian="10pt" style:font-weight-asian="bold" style:font-name-complex="Monospace" style:font-size-complex="10pt" style:font-weight-complex="bold"/>
    </style:style>
    <style:style style:name="P2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 style:text-autospace="none"/>
      <style:text-properties fo:font-variant="normal" fo:text-transform="none" fo:color="#000000" style:font-name="Monospace" fo:font-size="10pt" fo:letter-spacing="normal" fo:font-style="normal" fo:font-weight="bold" style:font-name-asian="Monospace" style:font-size-asian="10pt" style:font-weight-asian="bold" style:font-name-complex="Monospace" style:font-size-complex="10pt" style:font-weight-complex="bold"/>
    </style:style>
    <style:style style:name="P2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8080" style:font-name="Monospace" fo:font-size="10pt" fo:letter-spacing="normal" fo:font-style="italic" fo:font-weight="bold" style:font-name-asian="Monospace" style:font-size-asian="10pt" style:font-weight-asian="bold" style:font-name-complex="Monospace" style:font-size-complex="10pt" style:font-weight-complex="bold"/>
    </style:style>
    <style:style style:name="P30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7f0055" style:font-name="Monospace" fo:font-size="10pt" fo:letter-spacing="normal" fo:font-style="normal" fo:font-weight="bold" style:font-name-asian="Monospace" style:font-size-asian="10pt" style:font-weight-asian="bold" style:font-name-complex="Monospace" style:font-size-complex="10pt" style:font-weight-complex="bold"/>
    </style:style>
    <style:style style:name="P31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 style:text-autospace="none"/>
      <style:text-properties fo:font-variant="normal" fo:text-transform="none" fo:color="#000000" style:font-name="Helvetica" fo:font-size="12pt" fo:letter-spacing="normal" fo:font-style="normal" fo:font-weight="normal" fo:background-color="#ffff00" style:font-name-asian="Monospace" style:font-size-asian="12pt" style:font-weight-asian="bold" style:font-name-complex="Monospace" style:font-size-complex="12pt" style:font-weight-complex="bold"/>
    </style:style>
    <style:style style:name="P32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8080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color="#000000" style:font-name="Monospace" fo:font-size="10pt" fo:font-style="italic" style:font-name-asian="Monospace" style:font-size-asian="10pt" style:font-name-complex="Monospace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8080"/>
    </style:style>
    <style:style style:name="T6" style:family="text">
      <style:text-properties fo:color="#008080" fo:font-style="italic"/>
    </style:style>
    <style:style style:name="T7" style:family="text">
      <style:text-properties fo:color="#3f7f7f"/>
    </style:style>
    <style:style style:name="T8" style:family="text">
      <style:text-properties fo:color="#3f7f7f" fo:font-style="italic"/>
    </style:style>
    <style:style style:name="T9" style:family="text">
      <style:text-properties fo:color="#7f007f"/>
    </style:style>
    <style:style style:name="T10" style:family="text">
      <style:text-properties fo:color="#7f007f" fo:font-style="italic"/>
    </style:style>
    <style:style style:name="T11" style:family="text">
      <style:text-properties fo:color="#3c3c3c"/>
    </style:style>
    <style:style style:name="T12" style:family="text">
      <style:text-properties fo:color="#3c3c3c" fo:font-style="italic"/>
    </style:style>
    <style:style style:name="T13" style:family="text">
      <style:text-properties fo:color="#2a00ff"/>
    </style:style>
    <style:style style:name="T14" style:family="text">
      <style:text-properties fo:color="#2a00ff" fo:font-style="italic" style:font-style-asian="italic" style:font-style-complex="italic"/>
    </style:style>
    <style:style style:name="T15" style:family="text">
      <style:text-properties fo:font-variant="normal" fo:text-transform="none" fo:color="#000000" style:font-name="Helvetica" fo:font-size="12pt" fo:letter-spacing="normal" fo:font-style="italic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letter-spacing="normal" fo:font-style="italic" fo:font-weight="bold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fo:font-style="italic" style:font-style-asian="italic" style:font-style-complex="italic"/>
    </style:style>
    <style:style style:name="T20" style:family="text">
      <style:text-properties fo:color="#000000" fo:font-weight="bold"/>
    </style:style>
    <style:style style:name="T21" style:family="text">
      <style:text-properties fo:color="#7f0055"/>
    </style:style>
    <style:style style:name="T22" style:family="text">
      <style:text-properties fo:color="#7f0055" fo:font-weight="bold"/>
    </style:style>
    <style:style style:name="T23" style:family="text">
      <style:text-properties fo:color="#7f0055" fo:font-weight="bold" style:font-weight-asian="bold" style:font-weight-complex="bold"/>
    </style:style>
    <style:style style:name="T24" style:family="text">
      <style:text-properties fo:color="#0000c0"/>
    </style:style>
    <style:style style:name="T25" style:family="text">
      <style:text-properties fo:color="#0000c0" fo:font-style="italic" style:font-style-asian="italic" style:font-style-complex="italic"/>
    </style:style>
    <style:style style:name="T26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c0" fo:font-weight="bold"/>
    </style:style>
    <style:style style:name="T28" style:family="text">
      <style:text-properties fo:color="#0000c0" fo:font-weight="bold" style:font-weight-asian="bold" style:font-weight-complex="bold"/>
    </style:style>
    <style:style style:name="T29" style:family="text">
      <style:text-properties fo:color="#3f7f5f"/>
    </style:style>
    <style:style style:name="T30" style:family="text">
      <style:text-properties fo:color="#3f7f5f"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hiết kế chức năng “addbook2”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Step</text:p>
          </table:table-cell>
          <table:table-cell table:style-name="Table1.A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2">import ứng dụng androidOpac mới nhất và tiến hành thêm các chức năng mới</text:p>
          </table:table-cell>
        </table:table-row>
        <table:table-row>
          <table:table-cell table:style-name="Table1.A4" office:value-type="string">
            <text:p text:style-name="P1">2</text:p>
          </table:table-cell>
          <table:table-cell table:style-name="Table1.B4" office:value-type="string">
            <text:p text:style-name="P3">Thêm <text:s/>tập tin <text:s text:c="2"/>res/mybooks.xml <text:s/></text:p>
            <text:p text:style-name="P33"/>
          </table:table-cell>
        </table:table-row>
        <table:table-row>
          <table:table-cell table:style-name="Table1.A4" office:value-type="string">
            <text:p text:style-name="P1">3</text:p>
          </table:table-cell>
          <table:table-cell table:style-name="Table1.B4" office:value-type="string">
            <text:p text:style-name="P3">Thay đổi tập tin <text:s text:c="2"/>res/strings.xml <text:s/>với yêu cầu </text:p>
            <text:p text:style-name="P33">--thêm word “add favorite books”</text:p>
          </table:table-cell>
        </table:table-row>
        <table:table-row>
          <table:table-cell table:style-name="Table1.A5" office:value-type="string">
            <text:p text:style-name="P1">4</text:p>
          </table:table-cell>
          <table:table-cell table:style-name="Table1.B5" office:value-type="string">
            <text:p text:style-name="P2">Thay đổi tập tin <text:s text:c="2"/><text:span text:style-name="T15">src/SearchResultsActivity.java</text:span><text:span text:style-name="T3"> <text:s/>với yêu cầu </text:span></text:p>
            <text:p text:style-name="P33">-thêm khai báo (88) </text:p>
            <text:p text:style-name="P33">-them hien button (200)</text:p>
            <text:p text:style-name="P33">-thêm addbook (204)</text:p>
            <text:p text:style-name="P33">-thêm khởi tạo (379)</text:p>
          </table:table-cell>
        </table:table-row>
        <table:table-row>
          <table:table-cell table:style-name="Table1.A6" office:value-type="string">
            <text:p text:style-name="P1">3</text:p>
          </table:table-cell>
          <table:table-cell table:style-name="Table1.B6" office:value-type="string">
            <text:p text:style-name="P3">Thay đổi tập tin <text:s text:c="2"/>res/search_results_row.xml <text:s/>với yêu cầu </text:p>
            <text:p text:style-name="P33">-them đoạn checkbox</text:p>
          </table:table-cell>
        </table:table-row>
        <table:table-row>
          <table:table-cell table:style-name="Table1.A7" office:value-type="string">
            <text:p text:style-name="P1">4</text:p>
          </table:table-cell>
          <table:table-cell table:style-name="Table1.B7" office:value-type="string">
            <text:p text:style-name="P17">Chạy ứng dụng thử trên <text:s/><text:span text:style-name="T4">Android emulator</text:span> để kiểm tra kết quả ứng dụng </text:p>
          </table:table-cell>
        </table:table-row>
      </table:table>
      <text:p text:style-name="P4"/>
      <text:p text:style-name="P4"/>
      <text:p text:style-name="P6">Chi tiết</text:p>
      <text:p text:style-name="P7">Step 2 <text:s text:c="3"/><text:span text:style-name="T3">res/search_results.xml</text:span></text:p>
      <text:p text:style-name="P11"><text:span text:style-name="T5">&lt;</text:span><text:span text:style-name="T7">Button</text:span></text:p>
      <text:p text:style-name="P16"><text:tab/> <text:s text:c="3"/><text:span text:style-name="T9">android:id</text:span><text:span text:style-name="T11">=</text:span><text:span text:style-name="T14">"@+id/btnAddBook"</text:span></text:p>
      <text:p text:style-name="P16"><text:tab/> <text:s text:c="3"/><text:span text:style-name="T9">android:layout_width</text:span><text:span text:style-name="T11">=</text:span><text:span text:style-name="T14">"fill_parent"</text:span></text:p>
      <text:p text:style-name="P16"><text:tab/> <text:s text:c="3"/><text:span text:style-name="T9">android:layout_height</text:span><text:span text:style-name="T11">=</text:span><text:span text:style-name="T14">"wrap_content"</text:span></text:p>
      <text:p text:style-name="P16"><text:tab/> <text:s text:c="3"/><text:span text:style-name="T9">android:layout_weight</text:span><text:span text:style-name="T11">=</text:span><text:span text:style-name="T14">"0.00"</text:span></text:p>
      <text:p text:style-name="P16"><text:tab/> <text:s text:c="3"/><text:span text:style-name="T9">android:onClick</text:span><text:span text:style-name="T11">=</text:span><text:span text:style-name="T14">"addBook"</text:span></text:p>
      <text:p text:style-name="P16"><text:tab/> <text:s text:c="3"/><text:span text:style-name="T9">android:text</text:span><text:span text:style-name="T11">=</text:span><text:span text:style-name="T14">"@string/add_book_button"</text:span></text:p>
      <text:p text:style-name="P16"><text:tab/> <text:s text:c="3"/><text:span text:style-name="T9">android:textColor</text:span><text:span text:style-name="T11">=</text:span><text:span text:style-name="T14">"#006600"</text:span></text:p>
      <text:p text:style-name="P16"><text:tab/> <text:s text:c="3"/><text:span text:style-name="T9">android:visibility</text:span><text:span text:style-name="T11">=</text:span><text:span text:style-name="T14">"gone"</text:span> <text:span text:style-name="T5">/&gt;</text:span></text:p>
      <text:p text:style-name="P7"/>
      <text:p text:style-name="P7">Step 3 <text:s text:c="3"/><text:span text:style-name="T3">res/srings.xml</text:span></text:p>
      <text:p text:style-name="P8"><text:span text:style-name="T6">&lt;</text:span><text:span text:style-name="T8">string</text:span><text:span text:style-name="T3"> </text:span><text:span text:style-name="T10">name</text:span><text:span text:style-name="T12">=</text:span><text:span text:style-name="T14">"add_book_button"</text:span><text:span text:style-name="T6">&gt;</text:span><text:span text:style-name="T12">Add Favorite Books</text:span><text:span text:style-name="T6">&lt;/</text:span><text:span text:style-name="T8">string</text:span><text:span text:style-name="T6">&gt;</text:span></text:p>
      <text:p text:style-name="P29"/>
      <text:p text:style-name="P9"><text:span text:style-name="T16">Step 2 <text:s text:c="2"/></text:span><text:span text:style-name="T17"><text:s/>src/SearchResultsActivity.java</text:span></text:p>
      <text:p text:style-name="P30"/>
      <text:p text:style-name="P5">//Them <text:s/>đoạn 88 </text:p>
      <text:p text:style-name="P24"><text:span text:style-name="T23">private</text:span><text:span text:style-name="T20"> ArrayList&lt;String&gt; </text:span><text:span text:style-name="T27">group_book_info</text:span><text:span text:style-name="T20"> = </text:span><text:span text:style-name="T23">new</text:span><text:span text:style-name="T20"> ArrayList&lt;String&gt;() ;</text:span></text:p>
      <text:p text:style-name="P27"><text:span text:style-name="T23">public</text:span><text:span text:style-name="T18"> </text:span><text:span text:style-name="T23">static</text:span><text:span text:style-name="T18"> Button </text:span><text:span text:style-name="T25">btn_addbook</text:span><text:span text:style-name="T18">;</text:span></text:p>
      <text:p text:style-name="P25"/>
      <text:p text:style-name="P5">//Them <text:s/>đoạn 200 </text:p>
      <text:p text:style-name="P21"><text:span text:style-name="T26">btn_addbook</text:span><text:span text:style-name="T2">.setVisibility(View.</text:span><text:span text:style-name="T26">VISIBLE</text:span><text:span text:style-name="T2">);</text:span></text:p>
      <text:p text:style-name="P11"/>
      <text:p text:style-name="P5">//Them <text:s/>đoạn 204 </text:p>
      <text:p text:style-name="P20"><text:span text:style-name="T1"/></text:p>
      <text:p text:style-name="P20"><text:span text:style-name="T21">public</text:span> <text:span text:style-name="T21">void</text:span> addBook(View v) {</text:p>
      <text:p text:style-name="P27"><text:span text:style-name="T18"><text:tab/><text:tab/></text:span><text:span text:style-name="T29">//Them favorite book</text:span></text:p>
      <text:p text:style-name="P27"><text:span text:style-name="T18"><text:s text:c="4"/><text:tab/></text:span><text:span text:style-name="T23">if</text:span><text:span text:style-name="T18"> ( </text:span><text:span text:style-name="T25">DEBUG</text:span><text:span text:style-name="T18"> ) Log.</text:span><text:span text:style-name="T19">d</text:span><text:span text:style-name="T18">(</text:span><text:span text:style-name="T25">TAG</text:span><text:span text:style-name="T18">, </text:span><text:span text:style-name="T13">"add Books : "</text:span><text:span text:style-name="T18">+</text:span><text:span text:style-name="T24">group_book_info</text:span><text:span text:style-name="T18">.size());</text:span></text:p>
      <text:p text:style-name="P27"><text:span text:style-name="T18"><text:s text:c="4"/><text:tab/>StringBuilder s = </text:span><text:span text:style-name="T23">new</text:span><text:span text:style-name="T18"> StringBuilder();</text:span></text:p>
      <text:p text:style-name="P27"><text:span text:style-name="T18"><text:s text:c="3"/><text:tab/></text:span><text:span text:style-name="T29">//save into internal storage <text:s text:c="3"/><text:tab/></text:span></text:p>
      <text:p text:style-name="P26"><text:soft-page-break/><text:s text:c="4"/><text:tab/> <text:s/></text:p>
      <text:p text:style-name="P27"><text:span text:style-name="T18"><text:s text:c="4"/><text:tab/> <text:s/>String FILENAME = </text:span><text:span text:style-name="T24">uname</text:span><text:span text:style-name="T18">.toString().trim()+</text:span><text:span text:style-name="T13">".txt"</text:span><text:span text:style-name="T18">; <text:s text:c="3"/><text:tab/> <text:s/></text:span></text:p>
      <text:p text:style-name="P27"><text:span text:style-name="T18"><text:s text:c="4"/><text:tab/> <text:s/>File f=</text:span><text:span text:style-name="T23">new</text:span><text:span text:style-name="T18"> File(getFilesDir()+</text:span><text:span text:style-name="T13">"/"</text:span><text:span text:style-name="T18">+FILENAME);</text:span></text:p>
      <text:p text:style-name="P27"><text:span text:style-name="T18"><text:s text:c="4"/><text:tab/> <text:s/>StringBuilder total = </text:span><text:span text:style-name="T23">new</text:span><text:span text:style-name="T18"> StringBuilder();</text:span></text:p>
      <text:p text:style-name="P27"><text:span text:style-name="T18"><text:s text:c="4"/><text:tab/> <text:s/></text:span><text:span text:style-name="T23">if</text:span><text:span text:style-name="T18">(f.exists()){</text:span></text:p>
      <text:p text:style-name="P27"><text:span text:style-name="T18"><text:s text:c="4"/><text:tab/><text:tab/> <text:s/></text:span><text:span text:style-name="T29">//doc file</text:span></text:p>
      <text:p text:style-name="P27"><text:span text:style-name="T18"><text:s text:c="4"/><text:tab/><text:tab/> <text:s/></text:span><text:span text:style-name="T23">try</text:span><text:span text:style-name="T18"> {</text:span></text:p>
      <text:p text:style-name="P26"><text:s text:c="6"/><text:tab/> <text:s text:c="7"/>FileInputStream inputStream = openFileInput(FILENAME);</text:p>
      <text:p text:style-name="P27"><text:span text:style-name="T18"><text:s text:c="6"/><text:tab/> <text:s text:c="7"/>BufferedReader r = </text:span><text:span text:style-name="T23">new</text:span><text:span text:style-name="T18"> BufferedReader(</text:span><text:span text:style-name="T23">new</text:span><text:span text:style-name="T18"> InputStreamReader(inputStream));</text:span></text:p>
      <text:p text:style-name="P26"><text:s text:c="6"/><text:tab/> <text:s text:c="7"/>String line;</text:p>
      <text:p text:style-name="P27"><text:span text:style-name="T18"><text:s text:c="6"/><text:tab/> <text:s text:c="7"/></text:span><text:span text:style-name="T23">while</text:span><text:span text:style-name="T18"> ((line = r.readLine()) != </text:span><text:span text:style-name="T23">null</text:span><text:span text:style-name="T18">) {</text:span></text:p>
      <text:p text:style-name="P26"><text:s text:c="6"/><text:tab/> <text:s text:c="11"/>total.append(line);</text:p>
      <text:p text:style-name="P26"><text:s text:c="6"/><text:tab/> <text:s text:c="7"/>}</text:p>
      <text:p text:style-name="P26"><text:s text:c="6"/><text:tab/> <text:s text:c="7"/>r.close();</text:p>
      <text:p text:style-name="P26"><text:s text:c="6"/><text:tab/> <text:s text:c="7"/>inputStream.close();</text:p>
      <text:p text:style-name="P27"><text:span text:style-name="T18"><text:s text:c="6"/><text:tab/> <text:s text:c="7"/>Log.</text:span><text:span text:style-name="T19">d</text:span><text:span text:style-name="T18">(</text:span><text:span text:style-name="T25">TAG</text:span><text:span text:style-name="T18">, </text:span><text:span text:style-name="T13">"InFile contents: "</text:span><text:span text:style-name="T18"> + total);</text:span></text:p>
      <text:p text:style-name="P27"><text:span text:style-name="T18"><text:s text:c="6"/><text:tab/> <text:s text:c="3"/>} </text:span><text:span text:style-name="T23">catch</text:span><text:span text:style-name="T18"> (Exception e) {</text:span></text:p>
      <text:p text:style-name="P27"><text:span text:style-name="T18"><text:s text:c="6"/><text:tab/> <text:s text:c="3"/><text:tab/>Log.</text:span><text:span text:style-name="T19">e</text:span><text:span text:style-name="T18">(</text:span><text:span text:style-name="T25">TAG</text:span><text:span text:style-name="T18">, </text:span><text:span text:style-name="T13">"Connection error: "</text:span><text:span text:style-name="T18"> + e.getMessage());</text:span></text:p>
      <text:p text:style-name="P26"><text:s text:c="6"/><text:tab/> <text:s text:c="3"/>} <text:s text:c="3"/><text:tab/><text:tab/> <text:s/></text:p>
      <text:p text:style-name="P26"><text:s text:c="4"/><text:tab/> <text:s/>}</text:p>
      <text:p text:style-name="P26"><text:s text:c="4"/><text:tab/> <text:s/></text:p>
      <text:p text:style-name="P27"><text:span text:style-name="T18"><text:s text:c="4"/><text:tab/></text:span><text:span text:style-name="T29">//merge file</text:span></text:p>
      <text:p text:style-name="P27"><text:span text:style-name="T18"><text:tab/><text:tab/> <text:s text:c="2"/></text:span><text:span text:style-name="T23">if</text:span><text:span text:style-name="T18">(</text:span><text:span text:style-name="T24">group_book_info</text:span><text:span text:style-name="T18">.size() != 0){<text:tab/> <text:s text:c="3"/><text:tab/></text:span></text:p>
      <text:p text:style-name="P27"><text:span text:style-name="T18"><text:tab/> <text:s text:c="3"/><text:tab/> </text:span><text:span text:style-name="T23">for</text:span><text:span text:style-name="T18"> (</text:span><text:span text:style-name="T23">int</text:span><text:span text:style-name="T18"> i=0; i&lt;</text:span><text:span text:style-name="T24">group_book_info</text:span><text:span text:style-name="T18">.size(); i++ ) <text:s/></text:span></text:p>
      <text:p text:style-name="P27"><text:span text:style-name="T18"><text:tab/><text:tab/><text:tab/> <text:s/></text:span><text:span text:style-name="T23">if</text:span><text:span text:style-name="T18">(</text:span><text:span text:style-name="T24">group_check_states</text:span><text:span text:style-name="T18">.get(i)){</text:span></text:p>
      <text:p text:style-name="P27"><text:span text:style-name="T18"><text:tab/><text:tab/><text:tab/><text:tab/> <text:s/>String line=</text:span><text:span text:style-name="T24">group_book_info</text:span><text:span text:style-name="T18">.get(i).toString();</text:span></text:p>
      <text:p text:style-name="P27"><text:span text:style-name="T18"><text:tab/><text:tab/><text:tab/><text:tab/> <text:s/></text:span><text:span text:style-name="T23">if</text:span><text:span text:style-name="T18"> (total.indexOf(line)==-1) s.append(line+</text:span><text:span text:style-name="T13">"#"</text:span><text:span text:style-name="T18">);</text:span></text:p>
      <text:p text:style-name="P26"><text:tab/><text:tab/><text:tab/> <text:s text:c="2"/>}</text:p>
      <text:p text:style-name="P26"><text:tab/> <text:s text:c="3"/><text:tab/> total.append(s);</text:p>
      <text:p text:style-name="P26"><text:tab/> <text:s text:c="6"/>}</text:p>
      <text:p text:style-name="P26"><text:s text:c="4"/><text:tab/> <text:s/></text:p>
      <text:p text:style-name="P27"><text:span text:style-name="T18"><text:s text:c="4"/><text:tab/> <text:s/></text:span><text:span text:style-name="T23">if</text:span><text:span text:style-name="T18"> (s!=</text:span><text:span text:style-name="T23">null</text:span><text:span text:style-name="T18">){</text:span></text:p>
      <text:p text:style-name="P27"><text:span text:style-name="T18"><text:s text:c="4"/><text:tab/> <text:s/></text:span><text:span text:style-name="T23">try</text:span><text:span text:style-name="T18"> {</text:span></text:p>
      <text:p text:style-name="P27"><text:span text:style-name="T18"><text:s text:c="4"/><text:tab/><text:tab/> <text:s/></text:span><text:span text:style-name="T29">//</text:span><text:span text:style-name="T30">ghi</text:span><text:span text:style-name="T29"> file</text:span></text:p>
      <text:p text:style-name="P27"><text:span text:style-name="T18"><text:s text:c="4"/><text:tab/><text:tab/> <text:s text:c="4"/>FileOutputStream fos = openFileOutput(FILENAME,Context.</text:span><text:span text:style-name="T25">MODE_PRIVATE</text:span><text:span text:style-name="T18">);</text:span></text:p>
      <text:p text:style-name="P26"><text:s text:c="4"/><text:tab/><text:tab/> <text:s text:c="4"/>fos.write(total.toString().getBytes());</text:p>
      <text:p text:style-name="P26"><text:s text:c="4"/><text:tab/><text:tab/> <text:s text:c="4"/>fos.close(); <text:s text:c="2"/><text:tab/><text:tab/> <text:s text:c="4"/></text:p>
      <text:p text:style-name="P26"><text:s text:c="4"/><text:tab/><text:tab/> <text:s text:c="4"/></text:p>
      <text:p text:style-name="P27"><text:span text:style-name="T18"><text:s text:c="4"/><text:tab/><text:tab/> <text:s text:c="4"/>Toast.</text:span><text:span text:style-name="T19">makeText</text:span><text:span text:style-name="T18">(</text:span><text:span text:style-name="T23">this</text:span><text:span text:style-name="T18">, getResources().getString(R.string.</text:span><text:span text:style-name="T25">data_saved_inside_File</text:span><text:span text:style-name="T18">)+FILENAME, </text:span></text:p>
      <text:p text:style-name="P27"><text:span text:style-name="T18"><text:s text:c="4"/><text:tab/><text:tab/><text:tab/><text:tab/><text:tab/><text:tab/>Toast.</text:span><text:span text:style-name="T25">LENGTH_SHORT</text:span><text:span text:style-name="T18">).show();</text:span></text:p>
      <text:p text:style-name="P27"><text:span text:style-name="T18"><text:s text:c="4"/><text:tab/><text:tab/> <text:s text:c="4"/>Log.</text:span><text:span text:style-name="T19">d</text:span><text:span text:style-name="T18">(</text:span><text:span text:style-name="T25">TAG</text:span><text:span text:style-name="T18">, </text:span><text:span text:style-name="T13">"OutFile contents: "</text:span><text:span text:style-name="T18"> + total);</text:span></text:p>
      <text:p text:style-name="P26"><text:s text:c="4"/><text:tab/><text:tab/> <text:s text:c="4"/></text:p>
      <text:p text:style-name="P27"><text:span text:style-name="T18"><text:s text:c="4"/><text:tab/><text:tab/> <text:s text:c="4"/></text:span><text:span text:style-name="T29">//set visible for load button when data is written to file</text:span></text:p>
      <text:p text:style-name="P27"><text:span text:style-name="T18"><text:s text:c="4"/><text:tab/><text:tab/> <text:s text:c="2"/></text:span><text:span text:style-name="T29">// <text:s/>load_bt.setVisibility(View.VISIBLE);</text:span></text:p>
      <text:p text:style-name="P27"/>
      <text:p text:style-name="P27"><text:span text:style-name="T18"><text:s text:c="4"/><text:tab/><text:tab/> <text:s text:c="3"/>} </text:span><text:span text:style-name="T23">catch</text:span><text:span text:style-name="T18"> (FileNotFoundException e) {</text:span></text:p>
      <text:p text:style-name="P27"><text:span text:style-name="T18"><text:s text:c="4"/><text:tab/><text:tab/> <text:s text:c="3"/>Log.</text:span><text:span text:style-name="T19">e</text:span><text:span text:style-name="T18">(</text:span><text:span text:style-name="T25">TAG</text:span><text:span text:style-name="T18">, </text:span><text:span text:style-name="T13">"File Not Found error: "</text:span><text:span text:style-name="T18"> + e.getMessage()); <text:s text:c="3"/><text:tab/><text:tab/> <text:s text:c="4"/></text:span></text:p>
      <text:p text:style-name="P27"><text:span text:style-name="T18"><text:s text:c="4"/><text:tab/><text:tab/> <text:s text:c="3"/>} </text:span><text:span text:style-name="T23">catch</text:span><text:span text:style-name="T18"> (IOException e) {</text:span></text:p>
      <text:p text:style-name="P27"><text:span text:style-name="T18"><text:s text:c="3"/><text:tab/><text:tab/> <text:s text:c="3"/><text:tab/>Log.</text:span><text:span text:style-name="T19">e</text:span><text:span text:style-name="T18">(</text:span><text:span text:style-name="T25">TAG</text:span><text:span text:style-name="T18">, </text:span><text:span text:style-name="T13">"Connection error: "</text:span><text:span text:style-name="T18"> + e.getMessage());</text:span></text:p>
      <text:p text:style-name="P26"><text:s text:c="4"/><text:tab/><text:tab/> <text:s text:c="3"/>} <text:s text:c="7"/></text:p>
      <text:p text:style-name="P26"><text:s text:c="4"/><text:tab/> <text:s/></text:p>
      <text:p text:style-name="P26"><text:s text:c="10"/>}</text:p>
      <text:p text:style-name="P26"><text:s text:c="6"/></text:p>
      <text:p text:style-name="P26"><text:tab/>}</text:p>
      <text:p text:style-name="P31"><text:soft-page-break/>//Them <text:s/>đoạn 379 </text:p>
      <text:p text:style-name="P11">String des=a.getDescription().toString();</text:p>
      <text:p text:style-name="P27"><text:span text:style-name="T18">String s=a.getTitle().toString()+</text:span><text:span text:style-name="T13">","</text:span><text:span text:style-name="T18">+des.substring(0, des.indexOf(</text:span><text:span text:style-name="T13">"."</text:span><text:span text:style-name="T18">));</text:span></text:p>
      <text:p text:style-name="P27"><text:span text:style-name="T24">group_book_info</text:span><text:span text:style-name="T18">.add(s);</text:span>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nguyen </meta:initial-creator>
    <meta:creation-date>2014-08-29T18:59:31</meta:creation-date>
    <dc:date>2014-09-19T22:48:40</dc:date>
    <dc:creator>tnguyen </dc:creator>
    <meta:editing-duration>P18DT22H40M7S</meta:editing-duration>
    <meta:editing-cycles>19</meta:editing-cycles>
    <meta:generator>LibreOffice/3.5$Linux_X86_64 LibreOffice_project/350m1$Build-2</meta:generator>
    <meta:document-statistic meta:table-count="1" meta:image-count="0" meta:object-count="0" meta:page-count="3" meta:paragraph-count="103" meta:word-count="314" meta:character-count="3390" meta:non-whitespace-character-count="2518"/>
  </office:meta>
</office:document-meta>
</file>